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ationUtils.serialize( @ Nullable Object obj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rializationUtils.clone( 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ationUtils.deserialize( @ Nullable byte [ ] byt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